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5.8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9cm"/>
    </style:style>
    <style:style style:name="gr4" style:family="graphic" style:parent-style-name="standard">
      <style:graphic-properties draw:fill="gradient" draw:fill-gradient-name="gradient" draw:gradient-step-count="64" draw:textarea-horizontal-align="justify" draw:textarea-vertical-align="middle" draw:auto-grow-height="false" fo:min-height="14.15cm" fo:min-width="11.1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7.275cm" fo:min-width="0.7cm"/>
    </style:style>
    <style:style style:name="gr10" style:family="graphic" style:parent-style-name="standard">
      <style:graphic-properties draw:fill="solid" draw:fill-color="#8ae234" draw:gradient-step-count="64" draw:textarea-horizontal-align="justify" draw:textarea-vertical-align="middle" draw:auto-grow-height="false" fo:min-height="14.15cm" fo:min-width="11.1cm"/>
    </style:style>
    <style:style style:name="gr11" style:family="graphic" style:parent-style-name="standard">
      <style:graphic-properties draw:fill="solid" draw:fill-color="#e23438" draw:gradient-step-count="64" draw:textarea-horizontal-align="justify" draw:textarea-vertical-align="middle" draw:auto-grow-height="false" fo:min-height="6.95cm" fo:min-width="11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3" style:family="graphic" style:parent-style-name="standard">
      <style:graphic-properties draw:fill="solid" draw:fill-color="#fff200" draw:gradient-step-count="64" draw:textarea-horizontal-align="justify" draw:textarea-vertical-align="middle" draw:auto-grow-height="false" fo:min-height="14.15cm" fo:min-width="11.1cm"/>
    </style:style>
    <style:style style:name="gr14" style:family="graphic" style:parent-style-name="standard">
      <style:graphic-properties draw:fill="solid" draw:fill-color="#8ae234" draw:textarea-horizontal-align="justify" draw:textarea-vertical-align="middle" draw:auto-grow-height="false" fo:min-height="3.15cm" fo:min-width="4.1cm"/>
    </style:style>
    <style:style style:name="gr15" style:family="graphic" style:parent-style-name="standard">
      <style:graphic-properties draw:stroke="none" draw:fill="none" fo:min-height="2.845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gr20" style:family="graphic" style:parent-style-name="standard">
      <style:graphic-properties draw:fill="solid" draw:fill-color="#ed7d31" draw:gradient-step-count="64" draw:textarea-horizontal-align="justify" draw:textarea-vertical-align="middle" draw:auto-grow-height="false" fo:min-height="5.55cm" fo:min-width="11.1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2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26" style:family="graphic" style:parent-style-name="standard">
      <style:graphic-properties draw:fill="solid" draw:fill-color="#8ae234" draw:textarea-horizontal-align="justify" draw:textarea-vertical-align="middle" draw:auto-grow-height="false" fo:min-height="10.75cm" fo:min-width="0.3cm"/>
    </style:style>
    <style:style style:name="gr27" style:family="graphic" style:parent-style-name="standard">
      <style:graphic-properties draw:fill="gradient" draw:fill-color="#ffffff" draw:fill-gradient-name="Gradient_20_2" draw:gradient-step-count="0" draw:textarea-horizontal-align="justify" draw:textarea-vertical-align="middle" draw:auto-grow-height="false" fo:min-height="1.15cm" fo:min-width="2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 fo:min-height="3.15cm" fo:min-width="4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1" style:family="graphic" style:parent-style-name="standard">
      <style:graphic-properties draw:fill="solid" draw:fill-color="#e23438" draw:textarea-horizontal-align="justify" draw:textarea-vertical-align="middle" draw:auto-grow-height="false" fo:min-height="10.75cm" fo:min-width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fill="solid" draw:fill-color="#fff200" draw:gradient-step-count="64" draw:textarea-horizontal-align="justify" draw:textarea-vertical-align="middle" draw:auto-grow-height="false" fo:min-height="11.75cm" fo:min-width="11.1cm"/>
    </style:style>
    <style:style style:name="gr34" style:family="graphic" style:parent-style-name="standard">
      <style:graphic-properties draw:fill="solid" draw:fill-color="#8ae234" draw:textarea-horizontal-align="justify" draw:textarea-vertical-align="middle" draw:auto-grow-height="false" fo:min-height="10.35cm" fo:min-width="0.3cm"/>
    </style:style>
    <style:style style:name="gr35" style:family="graphic" style:parent-style-name="standard">
      <style:graphic-properties draw:fill="solid" draw:fill-color="#e23438" draw:textarea-horizontal-align="justify" draw:textarea-vertical-align="middle" draw:auto-grow-height="false" fo:min-height="8.35cm" fo:min-width="0.3cm"/>
    </style:style>
    <style:style style:name="gr36" style:family="graphic" style:parent-style-name="standard">
      <style:graphic-properties draw:fill="solid" draw:fill-color="#ddd0d0" draw:textarea-horizontal-align="justify" draw:textarea-vertical-align="middle" draw:auto-grow-height="false" fo:min-height="3.15cm" fo:min-width="4.1cm"/>
    </style:style>
    <style:style style:name="gr37" style:family="graphic" style:parent-style-name="standard">
      <style:graphic-properties draw:textarea-horizontal-align="justify" draw:textarea-vertical-align="middle" draw:auto-grow-height="false" fo:min-height="2.9cm" fo:min-width="0.4cm"/>
    </style:style>
    <style:style style:name="gr38" style:family="graphic" style:parent-style-name="Object_20_with_20_no_20_fill_20_and_20_no_20_line">
      <style:graphic-properties draw:textarea-vertical-align="middle" draw:ole-draw-aspect="1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pr1" style:family="presentation" style:parent-style-name="Default-title">
      <style:graphic-properties fo:min-height="5.0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TeX Gyre Bonum Math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atin Modern Roman Caps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gradient" draw:gradient-step-count="6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TeX Gyre Bonum Math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ae234" draw:gradient-step-count="64"/>
      <style:paragraph-properties fo:text-align="center"/>
    </style:style>
    <style:style style:name="P12" style:family="paragraph">
      <loext:graphic-properties draw:fill="solid" draw:fill-color="#e23438" draw:gradient-step-count="64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f200" draw:gradient-step-count="64"/>
      <style:paragraph-properties fo:text-align="center"/>
    </style:style>
    <style:style style:name="P15" style:family="paragraph">
      <loext:graphic-properties draw:fill="solid" draw:fill-color="#8ae234"/>
      <style:paragraph-properties fo:text-align="center"/>
    </style:style>
    <style:style style:name="P16" style:family="paragraph">
      <loext:graphic-properties draw:fill="solid" draw:fill-color="#ed7d31" draw:gradient-step-count="64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gradient" draw:fill-color="#ffffff" draw:fill-gradient-name="Gradient_20_2" draw:gradient-step-count="0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 draw:fill-color="#ffffff"/>
      <style:text-properties style:font-name="TeX Gyre Bonum Math" fo:font-size="18pt"/>
    </style:style>
    <style:style style:name="P22" style:family="paragraph">
      <loext:graphic-properties draw:fill="gradient" draw:fill-color="#ffffff" draw:fill-gradient-name="Gradient_20_2" draw:gradient-step-count="0"/>
      <style:paragraph-properties fo:text-align="center"/>
      <style:text-properties fo:font-size="18pt"/>
    </style:style>
    <style:style style:name="P23" style:family="paragraph">
      <loext:graphic-properties draw:fill="solid" draw:fill-color="#808080"/>
      <style:paragraph-properties fo:text-align="center"/>
      <style:text-properties fo:font-size="18pt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loext:graphic-properties draw:fill="solid" draw:fill-color="#e23438"/>
      <style:paragraph-properties fo:text-align="center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loext:graphic-properties draw:fill="solid" draw:fill-color="#ddd0d0"/>
      <style:paragraph-properties fo:text-align="center"/>
    </style:style>
    <style:style style:name="T1" style:family="text">
      <style:text-properties style:font-name="TeX Gyre Bonum Math" fo:font-size="36pt" style:font-size-asian="36pt" style:font-size-complex="36pt"/>
    </style:style>
    <style:style style:name="T2" style:family="text">
      <style:text-properties style:font-name="Latin Modern Roman Caps"/>
    </style:style>
    <style:style style:name="T3" style:family="text">
      <style:text-properties style:text-position="super 58%" style:font-name="Latin Modern Roman Caps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TeX Gyre Bonum Math" fo:font-weight="bold" style:font-weight-asian="bold" style:font-weight-complex="bold"/>
    </style:style>
    <style:style style:name="T6" style:family="text">
      <style:text-properties style:font-name="TeX Gyre Bonum Math"/>
    </style:style>
    <style:style style:name="T7" style:family="text">
      <style:text-properties fo:font-size="18pt"/>
    </style:style>
    <style:style style:name="T8" style:family="text">
      <style:text-properties style:font-name="TeX Gyre Bonum Math" fo:font-size="18pt" fo:font-weight="bold" style:font-weight-asian="bold" style:font-weight-complex="bold"/>
    </style:style>
    <style:style style:name="T9" style:family="text">
      <style:text-properties style:font-name="TeX Gyre Bonum Math" fo:font-size="18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5.081cm" svg:x="1.4cm" svg:y="2.449cm" presentation:class="title" presentation:user-transformed="true">
          <draw:text-box>
            <text:p><text:span text:style-name="T1">Conceptual models of informal refugees’ camps to inform management strategies to prevent the spread of COVID19 in NW Syria</text:span></text:p>
          </draw:text-box>
        </draw:frame>
        <draw:frame draw:style-name="gr1" draw:text-style-name="P3" draw:layer="layout" svg:width="16.326cm" svg:height="2.906cm" svg:x="6.2cm" svg:y="9.4cm">
          <draw:text-box>
            <text:p text:style-name="P2"><text:span text:style-name="T2">CrowdfightCOVID19 &amp; Pax Syriana Foundation</text:span></text:p>
            <text:p text:style-name="P2"><text:span text:style-name="T2">Working document</text:span></text:p>
            <text:p text:style-name="P2"><text:span text:style-name="T2">May 19</text:span><text:span text:style-name="T3">th</text:span><text:span text:style-name="T2">, 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The presentation shows a progression of compartment models with an increasing degree of complexity.</text:p>
              </text:list-item>
              <text:list-item>
                <text:p>The rational is to minimize the transmission rates in general and between vulnerable and infected population in particular.</text:p>
              </text:list-item>
              <text:list-item>
                <text:p>Compartments and corridors in which selected populations can move are implemented aiming to reduce transmission risks.</text:p>
              </text:list-item>
              <text:list-item>
                <text:p>The model implies maximally segregating in space infected and highly vulnerable populations. However, since families of low (high) vulnerable populations may have family members segregated in a compartment far from family kernel, safe corridors should be implemented to attend their relatives.</text:p>
              </text:list-item>
              <text:list-item>
                <text:p>This leads to a “Yin-Yang “model in which segregation is combined with minimal fluxes of people dynamically moving from one segregated area to the other. <text:s text:c="2"/></text:p>
              </text:list-item>
            </text:list>
          </draw:text-box>
        </draw:frame>
        <draw:frame draw:style-name="gr3" draw:text-style-name="P5" draw:layer="layout" svg:width="4.879cm" svg:height="1.673cm" svg:x="1.233cm" svg:y="1.327cm">
          <draw:text-box>
            <text:p><text:span text:style-name="T4">Outlo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7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frame draw:style-name="gr7" draw:text-style-name="P9" draw:layer="layout" svg:width="25.4cm" svg:height="1.6cm" svg:x="0.8cm" svg:y="0.4cm">
          <draw:text-box>
            <text:p><text:span text:style-name="T5">MODEL 1. </text:span></text:p>
            <text:p><text:span text:style-name="T5">Segregation:</text:span><text:span text:style-name="T6"> Rearrange communities in the camp following vulnerability criteria</text:span></text:p>
          </draw:text-box>
        </draw:frame>
        <draw:frame draw:style-name="gr8" draw:text-style-name="P10" draw:layer="layout" svg:width="3.638cm" svg:height="1.673cm" svg:x="2.662cm" svg:y="4.226cm">
          <draw:text-box>
            <text:p text:style-name="P2">Higher</text:p>
            <text:p text:style-name="P2">Risk</text:p>
          </draw:text-box>
        </draw:frame>
        <draw:custom-shape draw:style-name="gr9" draw:text-style-name="P2" draw:layer="layout" svg:width="2.4cm" svg:height="8.6cm" svg:x="3.2cm" svg:y="6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0" draw:layer="layout" svg:width="3.638cm" svg:height="1.673cm" svg:x="2.6cm" svg:y="16.228cm">
          <draw:text-box>
            <text:p text:style-name="P2">Lower</text:p>
            <text:p text:style-name="P2">Risk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0" draw:text-style-name="P11" draw:layer="layout" svg:width="11.6cm" svg:height="14.4cm" svg:x="8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frame draw:style-name="gr8" draw:text-style-name="P10" draw:layer="layout" svg:width="3.638cm" svg:height="1.673cm" svg:x="2.662cm" svg:y="4.2cm">
          <draw:text-box>
            <text:p text:style-name="P2">Higher</text:p>
            <text:p text:style-name="P2">Risk</text:p>
          </draw:text-box>
        </draw:frame>
        <draw:frame draw:style-name="gr8" draw:text-style-name="P10" draw:layer="layout" svg:width="3.638cm" svg:height="1.673cm" svg:x="2.6cm" svg:y="16.227cm">
          <draw:text-box>
            <text:p text:style-name="P2">Lower</text:p>
            <text:p text:style-name="P2">Risk</text:p>
          </draw:text-box>
        </draw:frame>
        <draw:custom-shape draw:style-name="gr9" draw:text-style-name="P2" draw:layer="layout" svg:width="2.4cm" svg:height="8.6cm" svg:x="3.2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5.4cm" svg:height="2.791cm" svg:x="0.8cm" svg:y="0.4cm">
          <draw:text-box>
            <text:p><text:span text:style-name="T5">MODEL 1. </text:span></text:p>
            <text:p><text:span text:style-name="T5">Segregation</text:span><text:span text:style-name="T6">: Simplified models consider the creation of compartments with low transmission rates between compartments and a well mixed population within compartments</text:span></text:p>
          </draw:text-box>
        </draw:frame>
        <draw:frame draw:style-name="gr8" draw:text-style-name="P13" draw:layer="layout" svg:width="4.8cm" svg:height="1.673cm" svg:x="11.8cm" svg:y="7.128cm">
          <draw:text-box>
            <text:p>Low vulnerability</text:p>
          </draw:text-box>
        </draw:frame>
        <draw:frame draw:style-name="gr8" draw:text-style-name="P13" draw:layer="layout" svg:width="4.8cm" svg:height="1.673cm" svg:x="11.8cm" svg:y="13.928cm">
          <draw:text-box>
            <text:p>High vulnerability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3" draw:text-style-name="P14" xml:id="id1" draw:id="id1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" draw:id="id2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7" draw:text-style-name="P9" draw:layer="layout" svg:width="25.4cm" svg:height="2.156cm" svg:x="0.8cm" svg:y="0.4cm">
          <draw:text-box>
            <text:p><text:span text:style-name="T5">MODEL 2.0 </text:span></text:p>
            <text:p><text:span text:style-name="T5">Shielding strategy:</text:span><text:span text:style-name="T6"> Take advantage of additional infrastructures to shield high vulnerable population.</text:span></text:p>
          </draw:text-box>
        </draw:frame>
        <draw:connector draw:style-name="gr18" draw:text-style-name="P10" draw:layer="layout" svg:x1="14cm" svg:y1="18.4cm" svg:x2="7.2cm" svg:y2="18.7cm" draw:start-shape="id1" draw:start-glue-point="2" draw:end-shape="id2" draw:end-glue-point="1" svg:d="M14000 18400v300h-6800" svg:viewBox="0 0 6801 301">
          <text:p/>
        </draw:connector>
        <draw:frame draw:style-name="gr19" draw:text-style-name="P8" draw:layer="layout" svg:width="6.983cm" svg:height="0.962cm" svg:x="8.35cm" svg:y="19.038cm">
          <draw:text-box>
            <text:p>Low transmission rate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3" draw:id="id3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13" draw:layer="layout" svg:width="2.403cm" svg:height="0.963cm" svg:x="8.2cm" svg:y="16.837cm">
          <draw:text-box>
            <text:p>Carers</text:p>
          </draw:text-box>
        </draw:fram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7" draw:text-style-name="P9" draw:layer="layout" svg:width="25.4cm" svg:height="2.156cm" svg:x="0.8cm" svg:y="0.4cm">
          <draw:text-box>
            <text:p><text:span text:style-name="T5">MODEL 2.1 </text:span></text:p>
            <text:p><text:span text:style-name="T5">Clean areas.</text:span><text:span text:style-name="T6"> Adding dedicated teams to work on the reception of goods and care of shielded members. Test procedures (e.g. temperature) for carers.</text:span></text:p>
          </draw:text-box>
        </draw:frame>
        <draw:connector draw:style-name="gr18" draw:text-style-name="P10" draw:layer="layout" svg:x1="9.5cm" svg:y1="18.4cm" svg:x2="7.2cm" svg:y2="18.7cm" draw:start-shape="id3" draw:start-glue-point="2" draw:end-shape="id4" draw:end-glue-point="1" svg:d="M9500 18400v300h-2300" svg:viewBox="0 0 2301 301">
          <text:p/>
        </draw:connector>
        <draw:frame draw:style-name="gr24" draw:text-style-name="P8" draw:layer="layout" svg:width="1.666cm" svg:height="0.962cm" svg:x="8.934cm" svg:y="19.638cm">
          <draw:text-box>
            <text:p>Test</text:p>
          </draw:text-box>
        </draw:frame>
        <draw:line draw:style-name="gr18" draw:text-style-name="P10" draw:layer="layout" svg:x1="10cm" svg:y1="19.8cm" svg:x2="10cm" svg:y2="18.4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6" draw:id="id6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5" draw:id="id5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13" draw:layer="layout" svg:width="2.403cm" svg:height="0.963cm" svg:x="8.2cm" svg:y="16.837cm">
          <draw:text-box>
            <text:p>Carers</text:p>
          </draw:text-box>
        </draw:fram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7" draw:text-style-name="P9" draw:layer="layout" svg:width="25.4cm" svg:height="2.156cm" svg:x="0.8cm" svg:y="0.4cm">
          <draw:text-box>
            <text:p><text:span text:style-name="T5">MODEL 2.1 </text:span></text:p>
            <text:p><text:span text:style-name="T5">Clean areas.</text:span><text:span text:style-name="T6"> Adding dedicated teams to work on the reception of goods and care of shielded members. Test procedures (e.g. temperature) for carers.</text:span></text:p>
          </draw:text-box>
        </draw:frame>
        <draw:connector draw:style-name="gr18" draw:text-style-name="P10" draw:layer="layout" svg:x1="9.5cm" svg:y1="18.4cm" svg:x2="7.2cm" svg:y2="18.7cm" draw:start-shape="id5" draw:start-glue-point="2" draw:end-shape="id6" draw:end-glue-point="1" svg:d="M9500 18400v300h-2300" svg:viewBox="0 0 2301 301">
          <text:p/>
        </draw:connector>
        <draw:frame draw:style-name="gr24" draw:text-style-name="P8" draw:layer="layout" svg:width="1.666cm" svg:height="0.962cm" svg:x="8.934cm" svg:y="19.638cm">
          <draw:text-box>
            <text:p>Test</text:p>
          </draw:text-box>
        </draw:frame>
        <draw:line draw:style-name="gr18" draw:text-style-name="P10" draw:layer="layout" svg:x1="10cm" svg:y1="19.8cm" svg:x2="10cm" svg:y2="18.4cm">
          <text:p/>
        </draw:line>
        <draw:frame draw:style-name="gr25" draw:text-style-name="P8" draw:layer="layout" svg:width="7.8cm" svg:height="6.65cm" svg:x="0cm" svg:y="5.4cm">
          <draw:text-box>
            <text:p>Ideally, families and/or individuals working on these teams would reduce their interaction with others members of the camp (e.g. allocating their tents in the extremes of the camp, as shown in the plot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8" draw:id="id8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7" draw:id="id7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13" draw:layer="layout" svg:width="2.403cm" svg:height="0.963cm" svg:x="8.2cm" svg:y="16.837cm">
          <draw:text-box>
            <text:p>Carers</text:p>
          </draw:text-box>
        </draw:fram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9" draw:layer="layout" svg:width="26.4cm" svg:height="2.791cm" svg:x="0.8cm" svg:y="0.4cm">
          <draw:text-box>
            <text:p><text:span text:style-name="T5">MODEL 2.2 </text:span></text:p>
            <text:p><text:span text:style-name="T5">Clean corridors.</text:span><text:span text:style-name="T6"> Establishing a clean area for goods with destination the shielded area, delivered via a clean corridor. Test procedures for persons involved in delivery. </text:span></text:p>
          </draw:text-box>
        </draw:frame>
        <draw:connector draw:style-name="gr18" draw:text-style-name="P10" draw:layer="layout" svg:x1="9.5cm" svg:y1="18.4cm" svg:x2="7.2cm" svg:y2="18.7cm" draw:start-shape="id7" draw:start-glue-point="2" draw:end-shape="id8" draw:end-glue-point="1" svg:d="M9500 18400v300h-2300" svg:viewBox="0 0 2301 301">
          <text:p/>
        </draw:connector>
        <draw:custom-shape draw:style-name="gr26" draw:text-style-name="P15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5.625cm" svg:y1="11.2cm" svg:x2="8.225cm" svg:y2="11.2cm">
          <text:p/>
        </draw:line>
        <draw:frame draw:style-name="gr24" draw:text-style-name="P8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8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8" draw:layer="layout" svg:width="1.666cm" svg:height="0.962cm" svg:x="8.934cm" svg:y="19.638cm">
          <draw:text-box>
            <text:p>Test</text:p>
          </draw:text-box>
        </draw:frame>
        <draw:line draw:style-name="gr18" draw:text-style-name="P10" draw:layer="layout" svg:x1="10cm" svg:y1="19.8cm" svg:x2="10cm" svg:y2="18.4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3.038cm" svg:height="0.962cm" svg:x="12.362cm" svg:y="2.438cm">
          <draw:text-box>
            <text:p><text:span text:style-name="T7">Entrance</text:span>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0" draw:id="id10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9" draw:id="id9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3.351cm" svg:height="0.962cm" svg:x="12.8cm" svg:y="4.238cm">
          <draw:text-box>
            <text:p><text:span text:style-name="T7">Reception</text:span></text:p>
          </draw:text-box>
        </draw:frame>
        <draw:frame draw:style-name="gr23" draw:text-style-name="P20" draw:layer="layout" svg:width="2.403cm" svg:height="0.963cm" svg:x="8.2cm" svg:y="16.837cm">
          <draw:text-box>
            <text:p><text:span text:style-name="T7">Carers</text:span></text:p>
          </draw:text-box>
        </draw:frame>
        <draw:frame draw:style-name="gr15" draw:text-style-name="P20" draw:layer="layout" svg:width="5cm" svg:height="3.095cm" svg:x="2.8cm" svg:y="17.727cm">
          <draw:text-box>
            <text:p><text:span text:style-name="T7">High</text:span></text:p>
            <text:p><text:span text:style-name="T7">vulnerability</text:span></text:p>
            <text:p><text:span text:style-name="T7"/></text:p>
          </draw:text-box>
        </draw:frame>
        <draw:frame draw:style-name="gr8" draw:text-style-name="P20" draw:layer="layout" svg:width="4.8cm" svg:height="1.673cm" svg:x="11.8cm" svg:y="7.127cm">
          <draw:text-box>
            <text:p><text:span text:style-name="T7">Low vulnerability</text:span></text:p>
          </draw:text-box>
        </draw:frame>
        <draw:frame draw:style-name="gr16" draw:text-style-name="P20" draw:layer="layout" svg:width="4.6cm" svg:height="2.384cm" svg:x="11.8cm" svg:y="12.727cm">
          <draw:text-box>
            <text:p><text:span text:style-name="T7">Medium vulnerability</text:span></text:p>
          </draw:text-box>
        </draw:frame>
        <draw:frame draw:style-name="gr12" draw:text-style-name="P21" draw:layer="layout" svg:width="26.4cm" svg:height="2.791cm" svg:x="0.8cm" svg:y="0.4cm">
          <draw:text-box>
            <text:p><text:span text:style-name="T8">MODEL 3.0 (Yin-Yang model)</text:span></text:p>
            <text:p><text:span text:style-name="T8">Infected compartment.</text:span><text:span text:style-name="T9"> Taking advantage of additional infrastructures to isolate infected population.</text:span></text:p>
          </draw:text-box>
        </draw:frame>
        <draw:connector draw:style-name="gr18" draw:text-style-name="P10" draw:layer="layout" svg:x1="9.5cm" svg:y1="18.4cm" svg:x2="7.2cm" svg:y2="18.7cm" draw:start-shape="id9" draw:start-glue-point="2" draw:end-shape="id10" draw:end-glue-point="1" svg:d="M9500 18400v300h-2300" svg:viewBox="0 0 2301 301">
          <text:p/>
        </draw:connector>
        <draw:custom-shape draw:style-name="gr26" draw:text-style-name="P15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5.625cm" svg:y1="11.2cm" svg:x2="8.225cm" svg:y2="11.2cm">
          <text:p/>
        </draw:line>
        <draw:frame draw:style-name="gr24" draw:text-style-name="P19" draw:layer="layout" svg:width="1.666cm" svg:height="0.962cm" svg:x="3.925cm" svg:y="10.738cm">
          <draw:text-box>
            <text:p><text:span text:style-name="T7">Test</text:span></text:p>
          </draw:text-box>
        </draw:frame>
        <draw:custom-shape draw:style-name="gr27" draw:text-style-name="P22" draw:layer="layout" svg:width="2.6cm" svg:height="1.4cm" svg:x="8.225cm" svg:y="4cm">
          <text:p text:style-name="P2"><text:span text:style-name="T7">clean</text:span></text:p>
          <draw:enhanced-geometry svg:viewBox="0 0 21600 21600" draw:type="rectangle" draw:enhanced-path="M 0 0 L 21600 0 21600 21600 0 21600 0 0 Z N"/>
        </draw:custom-shape>
        <draw:frame draw:style-name="gr28" draw:text-style-name="P19" draw:layer="layout" svg:width="4.443cm" svg:height="0.962cm" draw:transform="rotate (1.56556033903891) translate (8.053cm 13.299cm)">
          <draw:text-box>
            <text:p><text:span text:style-name="T7">green corridor</text:span></text:p>
          </draw:text-box>
        </draw:frame>
        <draw:frame draw:style-name="gr24" draw:text-style-name="P19" draw:layer="layout" svg:width="1.666cm" svg:height="0.962cm" svg:x="8.934cm" svg:y="19.638cm">
          <draw:text-box>
            <text:p><text:span text:style-name="T7">Test</text:span></text:p>
          </draw:text-box>
        </draw:frame>
        <draw:line draw:style-name="gr18" draw:text-style-name="P10" draw:layer="layout" svg:x1="10cm" svg:y1="19.8cm" svg:x2="10cm" svg:y2="18.4cm">
          <text:p/>
        </draw:line>
        <draw:custom-shape draw:style-name="gr29" draw:text-style-name="P23" draw:layer="layout" svg:width="4.6cm" svg:height="3.4cm" svg:x="20.4cm" svg:y="2.4cm">
          <text:p text:style-name="P2"><text:span text:style-name="T7">Infec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11" draw:id="id11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13" draw:layer="layout" svg:width="2.403cm" svg:height="0.963cm" svg:x="8.2cm" svg:y="16.837cm">
          <draw:text-box>
            <text:p>Carers</text:p>
          </draw:text-box>
        </draw:fram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9" draw:layer="layout" svg:width="26.4cm" svg:height="2.791cm" svg:x="0.8cm" svg:y="0.4cm">
          <draw:text-box>
            <text:p><text:span text:style-name="T5">MODEL 3.1 (Yin-Yang model)</text:span></text:p>
            <text:p><text:span text:style-name="T5">Carers compartment.</text:span><text:span text:style-name="T6"> Establishing a dedicated area for those taking care of infected population </text:span></text:p>
          </draw:text-box>
        </draw:frame>
        <draw:connector draw:style-name="gr18" draw:text-style-name="P10" draw:layer="layout" svg:x1="9.5cm" svg:y1="18.4cm" svg:x2="7.2cm" svg:y2="18.7cm" draw:start-shape="id11" draw:start-glue-point="2" draw:end-shape="id12" draw:end-glue-point="1" svg:d="M9500 18400v300h-2300" svg:viewBox="0 0 2301 301">
          <text:p/>
        </draw:connector>
        <draw:custom-shape draw:style-name="gr26" draw:text-style-name="P15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5.625cm" svg:y1="11.2cm" svg:x2="8.225cm" svg:y2="11.2cm">
          <text:p/>
        </draw:line>
        <draw:frame draw:style-name="gr24" draw:text-style-name="P8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8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8" draw:layer="layout" svg:width="1.666cm" svg:height="0.962cm" svg:x="8.934cm" svg:y="19.638cm">
          <draw:text-box>
            <text:p>Test</text:p>
          </draw:text-box>
        </draw:frame>
        <draw:line draw:style-name="gr18" draw:text-style-name="P10" draw:layer="layout" svg:x1="10cm" svg:y1="19.8cm" svg:x2="10cm" svg:y2="18.4cm">
          <text:p/>
        </draw:line>
        <draw:custom-shape draw:style-name="gr21" draw:text-style-name="P17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frame draw:style-name="gr30" draw:text-style-name="P8" xml:id="id13" draw:id="id13" draw:layer="layout" svg:width="2.403cm" svg:height="0.962cm" svg:x="17.3cm" svg:y="6cm">
          <draw:text-box>
            <text:p>Carers</text:p>
          </draw:text-box>
        </draw:frame>
        <draw:line draw:style-name="gr18" draw:text-style-name="P10" draw:layer="layout" svg:x1="22.6cm" svg:y1="7.2cm" svg:x2="20cm" svg:y2="7.2cm">
          <text:p/>
        </draw:line>
        <draw:frame draw:style-name="gr24" draw:text-style-name="P8" draw:layer="layout" svg:width="1.666cm" svg:height="0.962cm" svg:x="23.1cm" svg:y="6.738cm">
          <draw:text-box>
            <text:p>Test</text:p>
          </draw:text-box>
        </draw:frame>
        <draw:custom-shape draw:style-name="gr29" draw:text-style-name="P23" xml:id="id14" draw:id="id14" draw:layer="layout" svg:width="4.6cm" svg:height="3.4cm" svg:x="20.4cm" svg:y="2.4cm">
          <text:p text:style-name="P2"><text:span text:style-name="T7">Infected</text:span>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9.703cm" svg:y1="6.481cm" svg:x2="22.7cm" svg:y2="5.8cm" draw:start-shape="id13" draw:start-glue-point="1" draw:end-shape="id14" svg:d="M19703 6481h2997v-681" svg:viewBox="0 0 2998 682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15" draw:id="id15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13" draw:layer="layout" svg:width="2.403cm" svg:height="0.963cm" svg:x="8.2cm" svg:y="16.837cm">
          <draw:text-box>
            <text:p>Carers</text:p>
          </draw:text-box>
        </draw:fram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9" draw:layer="layout" svg:width="26.4cm" svg:height="2.791cm" svg:x="0.8cm" svg:y="0.4cm">
          <draw:text-box>
            <text:p><text:span text:style-name="T5">MODEL 3.2 (Yin-Yang model)</text:span></text:p>
            <text:p><text:span text:style-name="T5">Clean corridor.</text:span><text:span text:style-name="T6"> Establishing a corridor for selected carers coming from the medium vulnerability region to test their health conditions.</text:span></text:p>
          </draw:text-box>
        </draw:frame>
        <draw:connector draw:style-name="gr18" draw:text-style-name="P10" draw:layer="layout" svg:x1="9.5cm" svg:y1="18.4cm" svg:x2="7.2cm" svg:y2="18.7cm" draw:start-shape="id15" draw:start-glue-point="2" draw:end-shape="id16" draw:end-glue-point="1" svg:d="M9500 18400v300h-2300" svg:viewBox="0 0 2301 301">
          <text:p/>
        </draw:connector>
        <draw:custom-shape draw:style-name="gr26" draw:text-style-name="P15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5.625cm" svg:y1="11.2cm" svg:x2="8.225cm" svg:y2="11.2cm">
          <text:p/>
        </draw:line>
        <draw:frame draw:style-name="gr24" draw:text-style-name="P8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8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8" draw:layer="layout" svg:width="1.666cm" svg:height="0.962cm" svg:x="8.934cm" svg:y="19.638cm">
          <draw:text-box>
            <text:p>Test</text:p>
          </draw:text-box>
        </draw:frame>
        <draw:line draw:style-name="gr18" draw:text-style-name="P10" draw:layer="layout" svg:x1="10cm" svg:y1="19.8cm" svg:x2="10cm" svg:y2="18.4cm">
          <text:p/>
        </draw:line>
        <draw:custom-shape draw:style-name="gr29" draw:text-style-name="P24" xml:id="id18" draw:id="id18" draw:layer="layout" svg:width="4.6cm" svg:height="3.4cm" svg:x="20.4cm" svg:y="2.4cm">
          <text:p text:style-name="P2">Infected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0.8cm" svg:height="11cm" svg:x="19cm" svg:y="7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22.6cm" svg:y1="11.2cm" svg:x2="20cm" svg:y2="11.2cm">
          <text:p/>
        </draw:line>
        <draw:frame draw:style-name="gr24" draw:text-style-name="P8" draw:layer="layout" svg:width="1.666cm" svg:height="0.962cm" svg:x="23.1cm" svg:y="10.738cm">
          <draw:text-box>
            <text:p>Test</text:p>
          </draw:text-box>
        </draw:frame>
        <draw:frame draw:style-name="gr30" draw:text-style-name="P8" xml:id="id17" draw:id="id17" draw:layer="layout" svg:width="2.403cm" svg:height="0.962cm" svg:x="17.3cm" svg:y="6cm">
          <draw:text-box>
            <text:p>Carers</text:p>
          </draw:text-box>
        </draw:frame>
        <draw:frame draw:style-name="gr32" draw:text-style-name="P8" draw:layer="layout" svg:width="3.741cm" svg:height="0.962cm" draw:transform="rotate (-1.57620684747608) translate (19.9cm 9.605cm)">
          <draw:text-box>
            <text:p>red corridor</text:p>
          </draw:text-box>
        </draw:frame>
        <draw:line draw:style-name="gr18" draw:text-style-name="P10" draw:layer="layout" svg:x1="22.6cm" svg:y1="7.2cm" svg:x2="20cm" svg:y2="7.2cm">
          <text:p/>
        </draw:line>
        <draw:frame draw:style-name="gr24" draw:text-style-name="P8" draw:layer="layout" svg:width="1.666cm" svg:height="0.962cm" svg:x="23.1cm" svg:y="6.738cm">
          <draw:text-box>
            <text:p>Test</text:p>
          </draw:text-box>
        </draw:frame>
        <draw:connector draw:style-name="gr18" draw:text-style-name="P10" draw:layer="layout" svg:x1="19.703cm" svg:y1="6.481cm" svg:x2="22.7cm" svg:y2="5.8cm" draw:start-shape="id17" draw:start-glue-point="1" draw:end-shape="id18" draw:end-glue-point="2" svg:d="M19703 6481h2997v-681" svg:viewBox="0 0 2998 682">
          <text:p/>
        </draw:connecto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33" draw:text-style-name="P14" draw:layer="layout" svg:width="11.6cm" svg:height="1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0" draw:id="id20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19" draw:id="id19" draw:layer="layout" svg:width="2.6cm" svg:height="2cm" svg:x="8.2cm" svg:y="16.1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27" draw:layer="layout" svg:width="2.403cm" svg:height="0.963cm" svg:x="8.2cm" svg:y="16.837cm">
          <draw:text-box>
            <text:p text:style-name="P26"><text:span text:style-name="T10">Neu</text:span><text:span text:style-name="T10">tral</text:span></text:p>
          </draw:text-box>
        </draw:frame>
        <draw:frame draw:style-name="gr15" draw:text-style-name="P13" draw:layer="layout" svg:width="5cm" svg:height="3.095cm" svg:x="2.8cm" svg:y="17.727cm">
          <draw:text-box>
            <text:p>High</text:p>
            <text:p>vulnerability</text:p>
            <text:p/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9" draw:layer="layout" svg:width="26.4cm" svg:height="2.791cm" svg:x="0.8cm" svg:y="0.4cm">
          <draw:text-box>
            <text:p><text:span text:style-name="T5">MODEL 3.2 (Yin-Yang model)</text:span></text:p>
            <text:p><text:span text:style-name="T5">Clean corridor.</text:span><text:span text:style-name="T6"> Establishing a corridor for selected carers coming from the medium vulnerability region to test their health conditions.</text:span></text:p>
          </draw:text-box>
        </draw:frame>
        <draw:connector draw:style-name="gr18" draw:text-style-name="P10" draw:layer="layout" svg:x1="9.5cm" svg:y1="18.1cm" svg:x2="7.2cm" svg:y2="18.7cm" draw:start-shape="id19" draw:start-glue-point="2" draw:end-shape="id20" draw:end-glue-point="1" svg:d="M9500 18100v600h-2300" svg:viewBox="0 0 2301 601">
          <text:p/>
        </draw:connector>
        <draw:custom-shape draw:style-name="gr34" draw:text-style-name="P15" draw:layer="layout" svg:width="0.8cm" svg:height="10.6cm" svg:x="8.225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5.625cm" svg:y1="11.2cm" svg:x2="8.225cm" svg:y2="11.2cm">
          <text:p/>
        </draw:line>
        <draw:frame draw:style-name="gr24" draw:text-style-name="P8" draw:layer="layout" svg:width="1.666cm" svg:height="0.962cm" svg:x="3.925cm" svg:y="10.738cm">
          <draw:text-box>
            <text:p>Test</text:p>
          </draw:text-box>
        </draw:frame>
        <draw:custom-shape draw:style-name="gr27" draw:text-style-name="P18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443cm" svg:height="0.962cm" draw:transform="rotate (1.56556033903891) translate (8.053cm 13.299cm)">
          <draw:text-box>
            <text:p>green corridor</text:p>
          </draw:text-box>
        </draw:frame>
        <draw:frame draw:style-name="gr24" draw:text-style-name="P8" draw:layer="layout" svg:width="1.666cm" svg:height="0.962cm" svg:x="8.934cm" svg:y="19.638cm">
          <draw:text-box>
            <text:p>Test</text:p>
          </draw:text-box>
        </draw:frame>
        <draw:line draw:style-name="gr18" draw:text-style-name="P10" draw:layer="layout" svg:x1="10cm" svg:y1="19.8cm" svg:x2="10cm" svg:y2="18.4cm">
          <text:p/>
        </draw:line>
        <draw:custom-shape draw:style-name="gr29" draw:text-style-name="P24" xml:id="id22" draw:id="id22" draw:layer="layout" svg:width="4.6cm" svg:height="3.4cm" svg:x="20.4cm" svg:y="2.4cm">
          <text:p text:style-name="P2">Infected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8cm" svg:height="8.6cm" svg:x="19cm" svg:y="7.4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24.6cm" svg:y1="10.6cm" svg:x2="24.6cm" svg:y2="6cm">
          <text:p/>
        </draw:line>
        <draw:frame draw:style-name="gr30" draw:text-style-name="P8" xml:id="id21" draw:id="id21" draw:layer="layout" svg:width="2.403cm" svg:height="0.962cm" svg:x="17.3cm" svg:y="6.1cm">
          <draw:text-box>
            <text:p>Carers</text:p>
          </draw:text-box>
        </draw:frame>
        <draw:line draw:style-name="gr18" draw:text-style-name="P10" draw:layer="layout" svg:x1="18.6cm" svg:y1="12.6cm" svg:x2="21.6cm" svg:y2="12.6cm">
          <text:p/>
        </draw:line>
        <draw:frame draw:style-name="gr24" draw:text-style-name="P8" draw:layer="layout" svg:width="1.666cm" svg:height="0.962cm" svg:x="20.48cm" svg:y="6.404cm">
          <draw:text-box>
            <text:p>Test</text:p>
          </draw:text-box>
        </draw:frame>
        <draw:connector draw:style-name="gr18" draw:text-style-name="P10" draw:layer="layout" svg:x1="19.703cm" svg:y1="6.581cm" svg:x2="22.7cm" svg:y2="5.8cm" draw:start-shape="id21" draw:start-glue-point="1" draw:end-shape="id22" draw:end-glue-point="2" svg:d="M19703 6581h2997v-781" svg:viewBox="0 0 2998 782">
          <text:p/>
        </draw:connector>
        <draw:custom-shape draw:style-name="gr36" draw:text-style-name="P28" draw:layer="layout" svg:width="4.6cm" svg:height="3.4cm" svg:x="21.6cm" svg:y="10cm">
          <text:p text:style-name="P2">quarantined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21.4cm" svg:y1="10.7cm" svg:x2="18.2cm" svg:y2="10.7cm">
          <text:p/>
        </draw:line>
        <draw:custom-shape draw:style-name="gr21" draw:text-style-name="P17" draw:layer="layout" svg:width="2.6cm" svg:height="2cm" svg:x="16.501cm" svg:y="11.162cm">
          <text:p/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2.403cm" svg:height="0.962cm" svg:x="16.501cm" svg:y="12.2cm">
          <draw:text-box>
            <text:p>Carer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3" draw:text-style-name="P14" draw:layer="layout" svg:width="11.6cm" svg:height="14.4cm" svg:x="8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8cm" svg:x="1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38cm" svg:height="0.962cm" svg:x="12.362cm" svg:y="2.438cm">
          <draw:text-box>
            <text:p>Entrance</text:p>
          </draw:text-box>
        </draw:frame>
        <draw:custom-shape draw:style-name="gr11" draw:text-style-name="P12" draw:layer="layout" svg:width="11.6cm" svg:height="7.2cm" svg:x="8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4" draw:id="id24" draw:layer="layout" svg:width="4.6cm" svg:height="3.4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.6cm" svg:height="5.8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23" draw:id="id23" draw:layer="layout" svg:width="2.6cm" svg:height="2cm" svg:x="8.2cm" svg:y="16.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351cm" svg:height="0.962cm" svg:x="12.8cm" svg:y="4.238cm">
          <draw:text-box>
            <text:p>Reception</text:p>
          </draw:text-box>
        </draw:frame>
        <draw:frame draw:style-name="gr23" draw:text-style-name="P13" draw:layer="layout" svg:width="2.403cm" svg:height="0.963cm" svg:x="8.2cm" svg:y="16.837cm">
          <draw:text-box>
            <text:p>Carers</text:p>
          </draw:text-box>
        </draw:frame>
        <draw:frame draw:style-name="gr8" draw:text-style-name="P13" draw:layer="layout" svg:width="4.8cm" svg:height="1.673cm" svg:x="11.8cm" svg:y="7.127cm">
          <draw:text-box>
            <text:p>Low vulnerability</text:p>
          </draw:text-box>
        </draw:frame>
        <draw:frame draw:style-name="gr16" draw:text-style-name="P13" draw:layer="layout" svg:width="4.6cm" svg:height="2.384cm" svg:x="11.8cm" svg:y="12.727cm">
          <draw:text-box>
            <text:p>Medium vulnerability</text:p>
          </draw:text-box>
        </draw:frame>
        <draw:frame draw:style-name="gr12" draw:text-style-name="P9" draw:layer="layout" svg:width="26.4cm" svg:height="2.791cm" svg:x="0.8cm" svg:y="0.4cm">
          <draw:text-box>
            <text:p><text:span text:style-name="T5">MODEL 3.2 (Yin-Yang model)</text:span></text:p>
            <text:p><text:span text:style-name="T5">Clean corridor.</text:span><text:span text:style-name="T6"> Establishing a corridor for selected carers coming from the medium vulnerability region to test their health conditions.</text:span></text:p>
          </draw:text-box>
        </draw:frame>
        <draw:connector draw:style-name="gr18" draw:text-style-name="P10" draw:layer="layout" svg:x1="9.5cm" svg:y1="18.4cm" svg:x2="7.2cm" svg:y2="18.7cm" draw:start-shape="id23" draw:start-glue-point="2" draw:end-shape="id24" draw:end-glue-point="1" svg:d="M9500 18400v300h-2300" svg:viewBox="0 0 2301 301">
          <text:p/>
        </draw:connector>
        <draw:custom-shape draw:style-name="gr26" draw:text-style-name="P15" draw:layer="layout" svg:width="0.8cm" svg:height="11cm" svg:x="8.225cm" svg:y="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6cm" svg:height="1.4cm" svg:x="8.225cm" svg:y="4cm">
          <text:p text:style-name="P2">clean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443cm" svg:height="0.962cm" draw:transform="rotate (1.56556033903891) translate (8.053cm 13.299cm)">
          <draw:text-box>
            <text:p>green corridor</text:p>
          </draw:text-box>
        </draw:frame>
        <draw:custom-shape draw:style-name="gr29" draw:text-style-name="P24" xml:id="id26" draw:id="id26" draw:layer="layout" svg:width="4.6cm" svg:height="3.4cm" svg:x="20.4cm" svg:y="2.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.6cm" svg:height="2cm" svg:x="17.2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0.8cm" svg:height="11cm" svg:x="19cm" svg:y="7.4cm">
          <text:p/>
          <draw:enhanced-geometry svg:viewBox="0 0 21600 21600" draw:type="rectangle" draw:enhanced-path="M 0 0 L 21600 0 21600 21600 0 21600 0 0 Z N"/>
        </draw:custom-shape>
        <draw:frame draw:style-name="gr30" draw:text-style-name="P8" xml:id="id25" draw:id="id25" draw:layer="layout" svg:width="2.403cm" svg:height="0.962cm" svg:x="17.3cm" svg:y="6cm">
          <draw:text-box>
            <text:p>Carers</text:p>
          </draw:text-box>
        </draw:frame>
        <draw:frame draw:style-name="gr32" draw:text-style-name="P8" draw:layer="layout" svg:width="3.741cm" svg:height="0.962cm" draw:transform="rotate (-1.57620684747608) translate (19.9cm 9.605cm)">
          <draw:text-box>
            <text:p>red corridor</text:p>
          </draw:text-box>
        </draw:frame>
        <draw:connector draw:style-name="gr18" draw:text-style-name="P10" draw:layer="layout" svg:x1="19.703cm" svg:y1="6.481cm" svg:x2="22.7cm" svg:y2="5.8cm" draw:start-shape="id25" draw:start-glue-point="1" draw:end-shape="id26" draw:end-glue-point="2" svg:d="M19703 6481h2997v-681" svg:viewBox="0 0 2998 682">
          <text:p/>
        </draw:connector>
        <draw:custom-shape draw:style-name="gr37" draw:text-style-name="P2" draw:layer="layout" svg:width="1.8cm" svg:height="3.6cm" svg:x="20.5cm" svg:y="8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2" draw:layer="layout" svg:width="2.157cm" svg:height="2.183cm" svg:x="2.749cm" svg:y="17.8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2" draw:layer="layout" svg:width="2.157cm" svg:height="2.183cm" svg:x="22.443cm" svg:y="3.0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9" draw:text-style-name="P8" draw:layer="layout" svg:width="5.104cm" svg:height="3.095cm" svg:x="22.296cm" svg:y="10.4cm">
          <draw:text-box>
            <text:p>Flux of “yellow” carers</text:p>
            <text:p/>
            <text:p/>
          </draw:text-box>
        </draw:frame>
        <draw:custom-shape draw:style-name="gr37" draw:text-style-name="P2" draw:layer="layout" svg:width="1.8cm" svg:height="3.6cm" draw:transform="rotate (3.14106905481419) translate (7.474cm 12.6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8" draw:layer="layout" svg:width="4.529cm" svg:height="4.517cm" svg:x="1.171cm" svg:y="10.375cm">
          <draw:text-box>
            <text:p>Flux of goods and “orange”</text:p>
            <text:p>carers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8ae234" draw:end-color="#e23438" draw:start-intensity="100%" draw:end-intensity="100%" draw:angle="900" draw:border="0%"/>
    <draw:gradient draw:name="gradient" draw:style="linear" draw:start-color="#e23438" draw:end-color="#8ae234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20202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Pascual García</meta:initial-creator>
    <meta:creation-date>2020-05-19T15:26:53.813127636</meta:creation-date>
    <dc:date>2020-07-11T03:16:01.317821391</dc:date>
    <dc:creator>Alberto Pascual García</dc:creator>
    <meta:editing-duration>PT5H57M51S</meta:editing-duration>
    <meta:editing-cycles>5</meta:editing-cycles>
    <meta:generator>LibreOffice/6.0.7.3$Linux_X86_64 LibreOffice_project/00m0$Build-3</meta:generator>
    <meta:document-statistic meta:object-count="2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f200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158cm" svg:height="2.184cm" xlink:href="." xlink:type="simple" chart:class="chart:circle" chart:style-name="ch1">
        <chart:plot-area chart:style-name="ch2" chart:data-source-has-labels="both" svg:x="0.043cm" svg:y="0.043cm" svg:width="2.072cm" svg:height="2.098cm">
          <chartooo:coordinate-region svg:x="0.043cm" svg:y="0.056cm" svg:width="2.072cm" svg:height="2.07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Medium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f200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158cm" svg:height="2.184cm" xlink:href="." xlink:type="simple" chart:class="chart:circle" chart:style-name="ch1">
        <chart:plot-area chart:style-name="ch2" chart:data-source-has-labels="both" svg:x="0.043cm" svg:y="0.043cm" svg:width="2.072cm" svg:height="2.098cm">
          <chartooo:coordinate-region svg:x="0.043cm" svg:y="0.056cm" svg:width="2.072cm" svg:height="2.07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Medium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